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1f2ab" officeooo:paragraph-rsid="0011f2a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1f2ab" officeooo:paragraph-rsid="0011f2a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1f2ab" officeooo:paragraph-rsid="0011f2a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23317" officeooo:paragraph-rsid="0012331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23317" officeooo:paragraph-rsid="00123317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rsid="00131956" officeooo:paragraph-rsid="00131956"/>
    </style:style>
    <style:style style:name="P7" style:family="paragraph" style:parent-style-name="Standard">
      <style:paragraph-properties fo:text-align="start" style:justify-single-word="false"/>
      <style:text-properties fo:font-weight="bold" officeooo:rsid="0014419a" officeooo:paragraph-rsid="0014419a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weight="normal" officeooo:rsid="00123317" officeooo:paragraph-rsid="00123317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normal" officeooo:rsid="0014419a" officeooo:paragraph-rsid="0014419a" style:font-weight-asian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officeooo:paragraph-rsid="00131956"/>
    </style:style>
    <style:style style:name="P11" style:family="paragraph" style:parent-style-name="Standard">
      <style:paragraph-properties fo:text-align="start" style:justify-single-word="false"/>
      <style:text-properties officeooo:paragraph-rsid="0017d49a"/>
    </style:style>
    <style:style style:name="P12" style:family="paragraph" style:parent-style-name="Standard" style:list-style-name="L2">
      <style:paragraph-properties fo:text-align="start" style:justify-single-word="false"/>
      <style:text-properties officeooo:rsid="00131956" officeooo:paragraph-rsid="00131956"/>
    </style:style>
    <style:style style:name="P13" style:family="paragraph" style:parent-style-name="Standard" style:list-style-name="L3">
      <style:paragraph-properties fo:text-align="start" style:justify-single-word="false"/>
      <style:text-properties fo:font-weight="normal" officeooo:rsid="0014419a" officeooo:paragraph-rsid="0014419a" style:font-weight-asian="normal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weight="normal" officeooo:rsid="00147236" officeooo:paragraph-rsid="00147236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47236" officeooo:paragraph-rsid="00147236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7d49a" officeooo:paragraph-rsid="0017d49a" style:font-weight-asian="normal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fo:font-weight="normal" officeooo:rsid="0017d49a" officeooo:paragraph-rsid="0017d49a" style:font-weight-asian="normal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fo:font-weight="normal" officeooo:rsid="0017d49a" officeooo:paragraph-rsid="0017d49a" style:font-weight-asian="normal" style:font-weight-complex="normal"/>
    </style:style>
    <style:style style:name="P19" style:family="paragraph" style:parent-style-name="Standard" style:list-style-name="L6">
      <style:paragraph-properties fo:text-align="start" style:justify-single-word="false"/>
      <style:text-properties fo:font-weight="normal" officeooo:rsid="0018d07b" officeooo:paragraph-rsid="0018d07b" style:font-weight-asian="normal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fo:font-weight="normal" officeooo:rsid="0018d07b" officeooo:paragraph-rsid="0018d07b" style:font-weight-asian="normal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officeooo:rsid="00147236" officeooo:paragraph-rsid="00147236"/>
    </style:style>
    <style:style style:name="P22" style:family="paragraph" style:parent-style-name="Standard">
      <style:paragraph-properties fo:text-align="start" style:justify-single-word="false"/>
      <style:text-properties fo:font-weight="bold" officeooo:rsid="0017d49a" officeooo:paragraph-rsid="0017d49a" style:font-weight-asian="bold" style:font-weight-complex="bold"/>
    </style:style>
    <style:style style:name="T1" style:family="text">
      <style:text-properties officeooo:rsid="00131956"/>
    </style:style>
    <style:style style:name="T2" style:family="text">
      <style:text-properties fo:font-size="12pt" fo:font-weight="normal" officeooo:rsid="00131956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4419a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7d49a" style:font-weight-asian="bold" style:font-weight-complex="bold"/>
    </style:style>
    <style:style style:name="T7" style:family="text">
      <style:text-properties officeooo:rsid="0018d07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ymptotic Notation</text:p>
      <text:p text:style-name="P2"/>
      <text:p text:style-name="P3">Asymptotic Notation</text:p>
      <text:list xml:id="list978141091" text:style-name="L1">
        <text:list-item>
          <text:p text:style-name="P8">Writing in asymptotic notation is done by dropping the constant coefficients and the less significant terms when looking at the rate of growth. </text:p>
          <text:list>
            <text:list-item>
              <text:p text:style-name="P8">The rate of growth is how fast a function grows with the input size. </text:p>
            </text:list-item>
          </text:list>
        </text:list-item>
        <text:list-item>
          <text:p text:style-name="P8">As a function grows, there will be a point where a term will vastly outgrow any constant and insignificant terms. </text:p>
        </text:list-item>
        <text:list-item>
          <text:p text:style-name="P8">There are three forms: Big O Notation, Big Theta Notation, and Big Omega Notation.</text:p>
        </text:list-item>
        <text:list-item>
          <text:p text:style-name="P9">Whenever the base is a constant in a logarithm, it does not matter what base is used in asymptotic notation. </text:p>
        </text:list-item>
      </text:list>
      <text:p text:style-name="P5"/>
      <text:p text:style-name="P4">Big-Theta Notation</text:p>
      <text:list xml:id="list1899812010" text:style-name="L2">
        <text:list-item>
          <text:p text:style-name="P10"><text:span text:style-name="T2">When Big-Theta Notation is used, such as </text:span>Θ(n<text:span text:style-name="T1">), it is saying that once n becomes large enough, the running time is at least (k1 * n) and at most (k2 * n) for some constants k1 and k2.</text:span></text:p>
        </text:list-item>
        <text:list-item>
          <text:p text:style-name="P12">If another function is used such as n^2, n log2 n, or any other function of n; then running time will be between k1 *f(n) and k2 * f(n).</text:p>
        </text:list-item>
        <text:list-item>
          <text:p text:style-name="P12">Big-theta notation is saying that we have an asymptotically tight bound on the running time.</text:p>
          <text:list>
            <text:list-item>
              <text:p text:style-name="P12">Asymptotically because it is so only for large values of n.</text:p>
            </text:list-item>
            <text:list-item>
              <text:p text:style-name="P12">Tight bound because running time will be within a constant factor above and below.</text:p>
            </text:list-item>
          </text:list>
        </text:list-item>
      </text:list>
      <text:p text:style-name="P6"/>
      <text:p text:style-name="P7">Functions in Asymptotic Notation</text:p>
      <text:list xml:id="list658841376" text:style-name="L3">
        <text:list-item>
          <text:p text:style-name="P13">To say that the running time is constant, independent of the input size, then the time complexity will be Θ(1).</text:p>
          <text:list>
            <text:list-item>
              <text:p text:style-name="P14">Some operations such as finding a minimum element in a sorted array will be constant runtime.</text:p>
            </text:list-item>
          </text:list>
        </text:list-item>
        <text:list-item>
          <text:p text:style-name="P13">Binary search has a runtime of Θ(log2 n)</text:p>
        </text:list-item>
        <text:list-item>
          <text:p text:style-name="P21"><text:span text:style-name="T4">A</text:span><text:span text:style-name="T3"> list of functions in asymptotic notation (slowest to fastest)</text:span></text:p>
          <text:list>
            <text:list-item>
              <text:p text:style-name="P14">Θ(1) , Θ(log2 n) , Θ(n) , Θ(n log2 n) , Θ(n^2) , Θ(n^2 log2 n) , Θ(n^3) , Θ(2 ^ n) , Θ(n!)</text:p>
            </text:list-item>
          </text:list>
        </text:list-item>
      </text:list>
      <text:p text:style-name="P15"/>
      <text:p text:style-name="P11"><text:span text:style-name="T6">Big-O Notation</text:span></text:p>
      <text:list xml:id="list1304420832" text:style-name="L4">
        <text:list-item>
          <text:p text:style-name="P17">Big-O notation is a form of asymptotic notation which implies the ceiling of the rate of growth in a function. </text:p>
          <text:list>
            <text:list-item>
              <text:p text:style-name="P17">In simple terms, it means 'The running time grows at most this much, but it can grow more slowly."</text:p>
            </text:list-item>
            <text:list-item>
              <text:p text:style-name="P17">If a running time is O(f(n), then for a large enough n, the running time is at most k * f(n).</text:p>
            </text:list-item>
          </text:list>
        </text:list-item>
        <text:list-item>
          <text:p text:style-name="P17">Big-O notation is used for <text:span text:style-name="T5">asymptotic upper bounds</text:span>. </text:p>
        </text:list-item>
      </text:list>
      <text:p text:style-name="P16"/>
      <text:p text:style-name="P22">On Big-O vs Big-Theta<text:span text:style-name="T7"> vs Big-Omega</text:span></text:p>
      <text:list xml:id="list3921781624" text:style-name="L5">
        <text:list-item>
          <text:p text:style-name="P18">We can say that binary search always runs in O(log2 n) time, but not that it always runs in O(log2 n) time.</text:p>
        </text:list-item>
        <text:list-item>
          <text:p text:style-name="P20">Big-Theta implies both Big-O(upper bound) and Big-Omega(lower bound).</text:p>
        </text:list-item>
      </text:list>
      <text:p text:style-name="P16"/>
      <text:p text:style-name="P22">Big-Omega Notation</text:p>
      <text:list xml:id="list1695796557" text:style-name="L6">
        <text:list-item>
          <text:p text:style-name="P19">Big-Omega notation is used to imply that for a large enough n for Omega(f(n)), the running time is at least k * f(n).</text:p>
        </text:list-item>
        <text:list-item>
          <text:p text:style-name="P19">The Big-Omega notation states the <text:span text:style-name="T5">asymptotic lower bound</text:span>. (bounds the running time from below for large enough input sizes.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30" meta:word-count="459" meta:character-count="2414" meta:non-whitespace-character-count="2002"/>
  </office:meta>
</office:document-meta>
</file>